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40000035D27E4F8FB22B8B46E.png" manifest:media-type="image/png"/>
  <manifest:file-entry manifest:full-path="Pictures/10000201000003FB000003290A0C260EF83878FF.png" manifest:media-type="image/png"/>
  <manifest:file-entry manifest:full-path="Pictures/10000201000003F2000002B0AC10F9E01524B94C.png" manifest:media-type="image/png"/>
  <manifest:file-entry manifest:full-path="Pictures/10000201000003B5000002FB2754FDED5005DC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17cm" svg:height="22.139cm" draw:z-index="0"><draw:image xlink:href="Pictures/10000201000003B5000002FB2754FDED5005DC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2" text:anchor-type="char" svg:width="17cm" svg:height="22.391cm" draw:z-index="1"><draw:image xlink:href="Pictures/10000201000003F2000002B0AC10F9E01524B94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20.749cm" draw:z-index="2"><draw:image xlink:href="Pictures/10000201000003FB000003290A0C260EF83878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4" text:anchor-type="char" svg:width="17cm" svg:height="21.403cm" draw:z-index="3"><draw:image xlink:href="Pictures/10000201000003C40000035D27E4F8FB22B8B4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25:14.522610479</meta:creation-date>
    <dc:date>2022-06-12T12:26:31.647958750</dc:date>
    <meta:editing-duration>PT1M17S</meta:editing-duration>
    <meta:editing-cycles>1</meta:editing-cycles>
    <meta:document-statistic meta:table-count="0" meta:image-count="4" meta:object-count="0" meta:page-count="5" meta:paragraph-count="0" meta:word-count="0" meta:character-count="0" meta:non-whitespace-character-count="0"/>
    <meta:generator>LibreOffice/6.4.7.2$Linux_X86_64 LibreOffice_project/40$Build-2</meta:generator>
  </office:meta>
</office:document-meta>
</file>